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e3844" officeooo:paragraph-rsid="001e3844"/>
    </style:style>
    <style:style style:name="P2" style:family="paragraph" style:parent-style-name="Standard">
      <style:paragraph-properties fo:text-align="center" style:justify-single-word="false"/>
      <style:text-properties officeooo:rsid="001e3844" officeooo:paragraph-rsid="001e3844"/>
    </style:style>
    <style:style style:name="P3" style:family="paragraph" style:parent-style-name="Standard">
      <style:paragraph-properties fo:text-align="start" style:justify-single-word="false"/>
      <style:text-properties officeooo:rsid="001e3844" officeooo:paragraph-rsid="001e3844"/>
    </style:style>
    <style:style style:name="P4" style:family="paragraph" style:parent-style-name="Standard">
      <style:text-properties officeooo:rsid="001e3844" officeooo:paragraph-rsid="0021f769"/>
    </style:style>
    <style:style style:name="P5" style:family="paragraph" style:parent-style-name="Standard">
      <style:paragraph-properties fo:text-align="start" style:justify-single-word="false"/>
      <style:text-properties officeooo:rsid="001f7178" officeooo:paragraph-rsid="001f7178"/>
    </style:style>
    <style:style style:name="P6" style:family="paragraph" style:parent-style-name="Standard">
      <style:paragraph-properties fo:text-align="start" style:justify-single-word="false"/>
      <style:text-properties officeooo:rsid="001f7178" officeooo:paragraph-rsid="0021f769"/>
    </style:style>
    <style:style style:name="P7" style:family="paragraph" style:parent-style-name="Standard">
      <style:text-properties officeooo:rsid="0021f769" officeooo:paragraph-rsid="0021f769"/>
    </style:style>
    <style:style style:name="P8" style:family="paragraph" style:parent-style-name="Standard">
      <style:paragraph-properties fo:text-align="start" style:justify-single-word="false"/>
      <style:text-properties officeooo:rsid="0021f769" officeooo:paragraph-rsid="0021f769"/>
    </style:style>
    <style:style style:name="P9" style:family="paragraph" style:parent-style-name="Standard">
      <style:paragraph-properties fo:text-align="start" style:justify-single-word="false"/>
      <style:text-properties officeooo:rsid="00243ca2" officeooo:paragraph-rsid="00243ca2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178" officeooo:paragraph-rsid="0021f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769" officeooo:paragraph-rsid="0021f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123" officeooo:paragraph-rsid="0021f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123" officeooo:paragraph-rsid="00222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273" officeooo:paragraph-rsid="0023c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ca2" officeooo:paragraph-rsid="00243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1d57" officeooo:paragraph-rsid="00243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1d57" officeooo:paragraph-rsid="00261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74f" officeooo:paragraph-rsid="00269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68c" officeooo:paragraph-rsid="00281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f12" officeooo:paragraph-rsid="00284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8c8" officeooo:paragraph-rsid="00288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178" officeooo:paragraph-rsid="001f7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8c8" officeooo:paragraph-rsid="00288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007" officeooo:paragraph-rsid="002dc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9f3" officeooo:paragraph-rsid="002e6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9f3" officeooo:paragraph-rsid="002ff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f769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1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30cf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çon 6</text:p>
      <text:p text:style-name="P3"/>
      <text:p text:style-name="P3">DOC 1 </text:p>
      <text:p text:style-name="P3">A1A1 = 2/10 = 0,2 = 20 %</text:p>
      <text:p text:style-name="P3">A2A2 = 3/10 = 0,3 = 30 %</text:p>
      <text:p text:style-name="P3">A1A2 = 5/10 = 0,5 = 50 %</text:p>
      <text:p text:style-name="P3">f(A1) = 9/20 = 45 %</text:p>
      <text:p text:style-name="P3">f(A2) = 11/20 = 55 %</text:p>
      <text:p text:style-name="P3"/>
      <text:p text:style-name="P5">f(A1) = f(A1A1) = 1/2(A1A2)</text:p>
      <text:p text:style-name="P5"><text:s text:c="10"/>= 0,2 + 1/2(0,50)</text:p>
      <text:p text:style-name="P5"><text:s text:c="10"/>= 0,2 + 0,25 = 0,45</text:p>
      <text:p text:style-name="P1"/>
      <text:p text:style-name="P5">f(A2) = f(A2A2) = 1/2(A1A2)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2">homme\femme</text:p>
          </table:table-cell>
          <table:table-cell table:style-name="Tableau1.A1" office:value-type="string">
            <text:p text:style-name="P22">A1 0,45</text:p>
          </table:table-cell>
          <table:table-cell table:style-name="Tableau1.C1" office:value-type="string">
            <text:p text:style-name="P22">A2 0,55</text:p>
          </table:table-cell>
        </table:table-row>
        <table:table-row>
          <table:table-cell table:style-name="Tableau1.A2" office:value-type="string">
            <text:p text:style-name="P22">A1 0,45</text:p>
          </table:table-cell>
          <table:table-cell table:style-name="Tableau1.A2" office:value-type="string">
            <text:p text:style-name="P22">A1A1 = 0,2025</text:p>
          </table:table-cell>
          <table:table-cell table:style-name="Tableau1.C2" office:value-type="string">
            <text:p text:style-name="P22">A1A2 = 0,2475</text:p>
          </table:table-cell>
        </table:table-row>
        <table:table-row>
          <table:table-cell table:style-name="Tableau1.A2" office:value-type="string">
            <text:p text:style-name="P22">A2 0,55</text:p>
          </table:table-cell>
          <table:table-cell table:style-name="Tableau1.A2" office:value-type="string">
            <text:p text:style-name="P22">A1A2 = 0,2475</text:p>
          </table:table-cell>
          <table:table-cell table:style-name="Tableau1.C2" office:value-type="string">
            <text:p text:style-name="P22">A2A2 = 0,3025</text:p>
          </table:table-cell>
        </table:table-row>
      </table:table>
      <text:p text:style-name="P1"/>
      <text:p text:style-name="P7">f(A1A1) = 0,2025</text:p>
      <text:p text:style-name="P7">f(A2A2) = 0,3025</text:p>
      <text:p text:style-name="P7">f(A1A2) = 0,4950</text:p>
      <text:p text:style-name="P7"/>
      <text:p text:style-name="P7"/>
      <text:p text:style-name="P6">f(A1) = f(A1A1) = 1/2(A1A2)</text:p>
      <text:p text:style-name="P6"><text:s text:c="10"/>= 0,2025 + 1/2(0,495)</text:p>
      <text:p text:style-name="P6"><text:s text:c="10"/>= <text:span text:style-name="T1">0,45</text:span></text:p>
      <text:p text:style-name="P4"/>
      <text:p text:style-name="P6">f(A2) = f(A2A2) = 1/2(A1A2)</text:p>
      <text:p text:style-name="P6"><text:s text:c="10"/><text:span text:style-name="T1">= </text:span><text:span text:style-name="T2">0,3025 </text:span><text:span text:style-name="T3">+ </text:span><text:span text:style-name="T2">1/2(0,495)</text:span></text:p>
      <text:p text:style-name="P10"/>
      <text:p text:style-name="P11">Dans une population théoriquement au cours des génération le fréquence des allèles est constante </text:p>
      <text:p text:style-name="P11"/>
      <text:p text:style-name="P11"/>
      <text:p text:style-name="P8"><text:span text:style-name="T2">Panmixie </text:span><text:span text:style-name="T4">= se reproduire avec tous le monde</text:span></text:p>
      <text:p text:style-name="P12"/>
      <text:p text:style-name="P12"/>
      <text:p text:style-name="P13">1 gène → 2 allèles</text:p>
      <text:p text:style-name="P13">p = fréq allèle 1</text:p>
      <text:p text:style-name="P13">q = fréq allèle 2</text:p>
      <text:p text:style-name="P13">p² = ----------- génotype homo 1</text:p>
      <text:p text:style-name="P13">q² = ------------------------------ <text:s/>2</text:p>
      <text:p text:style-name="P13">pq = ---------------------- hétéro</text:p>
      <text:p text:style-name="P13"/>
      <text:p text:style-name="P13"/>
      <text:p text:style-name="P13">loi théorique </text:p>
      <text:p text:style-name="P13">p²+q²+2pq = 1 loi de Hardy-wenberg </text:p>
      <text:p text:style-name="P13"/>
      <text:p text:style-name="P13"/>
      <text:p text:style-name="P13"/>
      <text:p text:style-name="P14"><text:soft-page-break/>DOC 3</text:p>
      <text:p text:style-name="P15">tot = 6129</text:p>
      <text:p text:style-name="P15">f(M//M) = 1787/6129 = 0,30</text:p>
      <text:p text:style-name="P15">f(M//N) = 3039/6129 = 0,50</text:p>
      <text:p text:style-name="P15">f(N//N) = 1303/6129 = 0,20</text:p>
      <text:p text:style-name="P15"/>
      <text:p text:style-name="P15">f(M) = f(M//M) + 1/2(f(M//N))</text:p>
      <text:p text:style-name="P15"><text:s text:c="9"/>= 0,30 + <text:s/>1/2(0,50)</text:p>
      <text:p text:style-name="P9"><text:span text:style-name="T2"><text:s text:c="9"/>= </text:span><text:span text:style-name="T5">0,55</text:span></text:p>
      <text:p text:style-name="P16"/>
      <text:p text:style-name="P17">f(N) = f(N//N) + 1/2(f(M//N))</text:p>
      <text:p text:style-name="P17"><text:s text:c="8"/>= 0,20 + 1/2(0,50)</text:p>
      <text:p text:style-name="P17"><text:s text:c="8"/>= 0,45</text:p>
      <text:p text:style-name="P17"/>
      <text:p text:style-name="P17">VOIR CORRECTION</text:p>
      <text:p text:style-name="P17"/>
      <text:p text:style-name="P19">exo 2</text:p>
      <text:p text:style-name="P17"/>
      <text:p text:style-name="P18">fTrio168² = 0,10</text:p>
      <text:p text:style-name="P18">fTrio168/169 = O,O3</text:p>
      <text:p text:style-name="P18">fTrio169² = 0,87</text:p>
      <text:p text:style-name="P18"/>
      <text:p text:style-name="P18">ftrio168 = 0,10 + 1/2 0,03 = 0,115</text:p>
      <text:p text:style-name="P18">fTrio169 = <text:s/>0,87 + 1/2 0,03 = 0,885</text:p>
      <text:p text:style-name="P18"/>
      <text:p text:style-name="P18">n168² = 4,5</text:p>
      <text:p text:style-name="P18">n168/169 = 7,9</text:p>
      <text:p text:style-name="P18">n169² = 34,5</text:p>
      <text:p text:style-name="P18"/>
      <text:p text:style-name="P19">exo 3</text:p>
      <text:p text:style-name="P19">p = 0,46</text:p>
      <text:p text:style-name="P19">p = 0,25</text:p>
      <text:p text:style-name="P19"/>
      <text:p text:style-name="P19">2éme tableau</text:p>
      <text:p text:style-name="P19"/>
      <text:p text:style-name="P19"/>
      <text:p text:style-name="P19"/>
      <text:p text:style-name="P19"/>
      <text:p text:style-name="P20">Doc 5</text:p>
      <text:p text:style-name="P20"/>
      <text:p text:style-name="P21">Mettre I/</text:p>
      <text:p text:style-name="P21"/>
      <text:p text:style-name="P21"/>
      <text:p text:style-name="P21"/>
      <text:p text:style-name="P24">séquence gène montre que ours polaire et grizzly sont de même famille</text:p>
      <text:p text:style-name="P24">- peuvent se reproduire = pizzly</text:p>
      <text:p text:style-name="P24">- pizzly fertile</text:p>
      <text:p text:style-name="P24"/>
      <text:p text:style-name="P25">ancêtre des ours polaire et grizzly sont sûrement d’une couleur proche du grizzly</text:p>
      <text:p text:style-name="P25"/>
      <text:p text:style-name="P26">mettre toute la fin de la L6 </text:p>
      <text:p text:style-name="P26"/>
      <text:p text:style-name="P26"><text:soft-page-break/><text:s text:c="2"/><text:span text:style-name="T6">faire sujet de grand ora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4-21T09:52:03.889000000</dc:date>
    <meta:editing-duration>PT1H4M33S</meta:editing-duration>
    <meta:editing-cycles>16</meta:editing-cycles>
    <meta:generator>LibreOffice/6.3.5.2$Windows_X86_64 LibreOffice_project/dd0751754f11728f69b42ee2af66670068624673</meta:generator>
    <meta:document-statistic meta:table-count="1" meta:image-count="0" meta:object-count="0" meta:page-count="3" meta:paragraph-count="71" meta:word-count="319" meta:character-count="1562" meta:non-whitespace-character-count="1230"/>
  </office:meta>
</office:document-meta>
</file>